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arial, sans-serif"/>
    <style:font-face style:name="Inter" svg:font-family="Inter"/>
    <style:font-face style:name="Inter1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, 'Times New Roman'"/>
    <style:font-face style:name="inherit" svg:font-family="inherit"/>
  </office:font-face-decls>
  <office:automatic-styles>
    <style:style style:name="P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Helvetica Neue" fo:font-size="14pt" fo:letter-spacing="normal" fo:font-style="normal" fo:font-weight="normal" style:font-size-asian="18pt" style:font-size-complex="18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0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12.7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loext:opacity="100%" style:font-name="Times New Roman Cyr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 Cyr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 Cyr" fo:font-size="15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imes New Roman Cyr" fo:font-size="17.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Times New Roman Cyr" fo:font-size="19.5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 Cyr" fo:font-size="11.5pt" fo:letter-spacing="normal" fo:font-style="normal" fo:font-weight="normal"/>
    </style:style>
    <style:style style:name="T7" style:family="text">
      <style:text-properties fo:font-variant="normal" fo:text-transform="none" fo:color="#000000" loext:opacity="100%" fo:letter-spacing="normal"/>
    </style:style>
    <style:style style:name="T8" style:family="text">
      <style:text-properties fo:font-variant="normal" fo:text-transform="none" fo:color="#333333" loext:opacity="100%" style:font-name="Helvetica Neue" fo:font-size="12.75pt" fo:letter-spacing="normal" fo:font-style="normal" fo:font-weight="normal"/>
    </style:style>
    <style:style style:name="T9" style:family="text">
      <style:text-properties fo:font-variant="normal" fo:text-transform="none" fo:color="#333333" loext:opacity="100%" style:font-name="Helvetica Neue" fo:letter-spacing="normal" fo:font-style="normal" fo:font-weight="normal"/>
    </style:style>
    <style:style style:name="T10" style:family="text">
      <style:text-properties fo:font-variant="normal" fo:text-transform="none" fo:color="#333333" loext:opacity="100%" fo:letter-spacing="normal"/>
    </style:style>
    <style:style style:name="T11" style:family="text">
      <style:text-properties fo:font-variant="normal" fo:text-transform="none" fo:color="#444444" loext:opacity="100%" style:text-line-through-style="none" style:text-line-through-type="none" style:font-name="inherit" fo:font-size="12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444444" loext:opacity="100%" style:text-line-through-style="none" style:text-line-through-type="none" style:font-name="Helvetica Neue" fo:font-size="12.75pt" fo:letter-spacing="normal" fo:font-style="normal" style:text-underline-style="none" fo:font-weight="normal" style:text-blinking="false" loext:padding="0cm" loext:border="none"/>
    </style:style>
    <style:style style:name="T13" style:family="text">
      <style:text-properties officeooo:rsid="00008390"/>
    </style:style>
    <style:style style:name="T14" style:family="text">
      <style:text-properties style:font-name="Helvetica Neue" fo:font-size="12.75pt" fo:font-style="normal" fo:font-weight="normal"/>
    </style:style>
    <style:style style:name="T15" style:family="text">
      <style:text-properties fo:color="#333333" loext:opacity="100%" style:font-name="Helvetica Neue"/>
    </style:style>
    <style:style style:name="T16" style:family="text">
      <style:text-properties fo:color="#333333" loext:opacity="100%" style:font-name="Helvetica Neue" fo:font-size="12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text-block-1"/>Автобиографическая основа повести</text:h>
      <text:p text:style-name="P3">Судьбу писателя нельзя назвать простой. Еще до войны К. Воробьев, чье детство и юность прошли в Курской области, оказался в Москве. Причиной послужили стихи, написанные им на смерть Куйбышева и содержащие нелицеприятные высказывания в адрес Сталина. Будущему писателю пришлось уехать из родного города, что спасло его от вполне предсказуемых последствий.</text:p>
      <text:p text:style-name="P4"><text:span text:style-name="T14">В Москве Воробьев, имевший рост 1,83 м и пометку в автобиографии «из крестьян», попал в число курсантов, из которых формировалась кремлевская рота. Это и стало началом трагических событий, вошедших впоследствии в произведение «Убиты под Москвой».</text:span></text:p>
      <text:p text:style-name="P3">В октябре 1941 года, когда фашистские войска предприняли масштабное наступление на столицу, а советские часто попадали в окружение и вынуждены были отступать, не имевшие военного опыта, вооруженные только винтовками старого образца (с такими воевали еще в первую мировую) юные курсанты, в том числе и К. Воробьев, были отправлены на фронт. Задача для них была определена четко – защищать подступы к Москве. А дальше - встреча по пути на фронт с войсками НКВД, призванными контролировать своих же в условиях войны; первый бой под Клином, для большинства вчерашних курсантов оказавшийся последним; плен и, наконец, удавшийся после нескольких попыток побег, партизанский подпольный отряд, лагеря уже в своей стране. Все это было пережито писателем, а затем описано в его весьма правдивых и пришедшихся не по вкусу властям повестях и рассказах, на долгий срок ставших недоступными обычному читателю.</text:p>
      <text:h text:style-name="P1" text:outline-level="2"><text:bookmark text:name="text-block-2"/>Краткое содержание</text:h>
      <text:p text:style-name="P5"><text:span text:style-name="T8">«Убиты под Москвой» - это история очень короткого (повесть охватывает временной промежуток в 5 суток) пребывания на фронте двухсот сорока молодых, физически крепких, здоровых курсантов. Стройной шеренгой, все как на подбор, молодые солдаты в начале произведения шагают к линии фронта. Они полны оптимизма и пребывают в восторженном состоянии из-за предвкушения будущих подвигов. Однако читатель с первых страниц ожидает трагического исхода – к этому подводит название повести. Действительно, уже спустя несколько дней в живых останется только один из них – пока еще молодой и неопытный офицер Алексей Ястребов. Все остальные 239 бойцов будут убиты под </text:span><text:a xlink:type="simple" xlink:href="https://autogear.ru/article/603/95/immunofermentnyiy-analiz-primenenie-i-osobennosti-provedeniya/" text:style-name="Internet_20_link" text:visited-style-name="Visited_20_Internet_20_Link"><text:span text:style-name="T11">Москвой. Анализ</text:span></text:a><text:span text:style-name="T8"> причин этих страшный событий и лег в основу повести.</text:span></text:p>
      <text:p text:style-name="P2"><text:span text:style-name="T8">По мере знакомства с содержанием читатель приходит к ужасающему выводу. На самом деле все было довольно просто: </text:span><text:soft-page-break/><text:span text:style-name="T8">молодых солдат практически использовали в качестве </text:span><text:a xlink:type="simple" xlink:href="https://autogear.ru/article/338/102/chto-takoe-pushechnoe-myaso-opredelenie-ponyatiya/" text:style-name="Internet_20_link" text:visited-style-name="Visited_20_Internet_20_Link"><text:span text:style-name="T12">пушечного мяса,</text:span></text:a><text:span text:style-name="T10"> </text:span><text:span text:style-name="T8">отдав на уничтожение вооруженным силам противника. Автор рассказывает о том, как их отправили воевать с винтовками, несколькими гранатами и бутылками с зажигательной смесью – пулеметов не хватило. Изначально вызывают возмущение поступки более опытных командиров и их анализ. Убиты под Москвой молодые ребята были и по их вине. Вспоминается приказ о необходимости отступить, в суматохе отправленный из штаба не по форме. В результате время на спасение ребят было упущено, так как Рюмин, командир полка, во всем привыкший к порядку, не доверял его устной передаче через незнакомого бойца, а ожидал письменного подтверждения. А еще лживые убеждения в том, что скоро прибудет подкрепление, которые поставили жизнь двух с половиной сотен практически безоружных мальчишек в зависимость от тех, кто давно уже с легкостью вершил судьбы множества людей.</text:span></text:p>
      <text:h text:style-name="Heading_20_2" text:outline-level="2"><text:bookmark text:name="sub17"/>Заключение</text:h>
      <text:p text:style-name="Standard">В повести Воробьева война показана без лишнего пафоса, в центре произведения – обычные люди с их страхами, сомнениями и отчаянием. Это нисколько не умаляет их достоинств, напротив, делает более близкими, понятными, человечными.</text:p>
      <text:p text:style-name="P2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arial, sans-serif"/>
    <style:font-face style:name="Inter" svg:font-family="Inter"/>
    <style:font-face style:name="Inter1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 Cyr" svg:font-family="'Times New Roman Cyr', 'Times New Roman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21:55:34.040088895</meta:creation-date>
    <dc:date>2023-02-20T22:11:32.713128896</dc:date>
    <meta:editing-duration>PT15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9" meta:word-count="504" meta:character-count="3526" meta:non-whitespace-character-count="3026"/>
  </office:meta>
</office:document-meta>
</file>